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531cm"/>
    </style:style>
    <style:style style:name="co18" style:family="table-column">
      <style:table-column-properties fo:break-before="auto" style:column-width="4.657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1.382cm"/>
    </style:style>
    <style:style style:name="co21" style:family="table-column">
      <style:table-column-properties fo:break-before="auto" style:column-width="6.671cm"/>
    </style:style>
    <style:style style:name="co22" style:family="table-column">
      <style:table-column-properties fo:break-before="auto" style:column-width="3.207cm"/>
    </style:style>
    <style:style style:name="co23" style:family="table-column">
      <style:table-column-properties fo:break-before="auto" style:column-width="8.957cm"/>
    </style:style>
    <style:style style:name="co24" style:family="table-column">
      <style:table-column-properties fo:break-before="auto" style:column-width="19.634cm"/>
    </style:style>
    <style:style style:name="co25" style:family="table-column">
      <style:table-column-properties fo:break-before="auto" style:column-width="3.022cm"/>
    </style:style>
    <style:style style:name="co26" style:family="table-column">
      <style:table-column-properties fo:break-before="auto" style:column-width="3.076cm"/>
    </style:style>
    <style:style style:name="co27" style:family="table-column">
      <style:table-column-properties fo:break-before="auto" style:column-width="2.669cm"/>
    </style:style>
    <style:style style:name="co28" style:family="table-column">
      <style:table-column-properties fo:break-before="auto" style:column-width="2.94cm"/>
    </style:style>
    <style:style style:name="co29" style:family="table-column">
      <style:table-column-properties fo:break-before="auto" style:column-width="6.29cm"/>
    </style:style>
    <style:style style:name="co30" style:family="table-column">
      <style:table-column-properties fo:break-before="auto" style:column-width="1.117cm"/>
    </style:style>
    <style:style style:name="co31" style:family="table-column">
      <style:table-column-properties fo:break-before="auto" style:column-width="1.469cm"/>
    </style:style>
    <style:style style:name="co32" style:family="table-column">
      <style:table-column-properties fo:break-before="auto" style:column-width="5.5cm"/>
    </style:style>
    <style:style style:name="co33" style:family="table-column">
      <style:table-column-properties fo:break-before="auto" style:column-width="5.338cm"/>
    </style:style>
    <style:style style:name="co34" style:family="table-column">
      <style:table-column-properties fo:break-before="auto" style:column-width="15.822cm"/>
    </style:style>
    <style:style style:name="co35" style:family="table-column">
      <style:table-column-properties fo:break-before="auto" style:column-width="15.849cm"/>
    </style:style>
    <style:style style:name="co36" style:family="table-column">
      <style:table-column-properties fo:break-before="auto" style:column-width="15.877cm"/>
    </style:style>
    <style:style style:name="co37" style:family="table-column">
      <style:table-column-properties fo:break-before="auto" style:column-width="3.838cm"/>
    </style:style>
    <style:style style:name="co38" style:family="table-column">
      <style:table-column-properties fo:break-before="auto" style:column-width="0.953cm"/>
    </style:style>
    <style:style style:name="co39" style:family="table-column">
      <style:table-column-properties fo:break-before="auto" style:column-width="0.979cm"/>
    </style:style>
    <style:style style:name="co40" style:family="table-column">
      <style:table-column-properties fo:break-before="auto" style:column-width="12.009cm"/>
    </style:style>
    <style:style style:name="co41" style:family="table-column">
      <style:table-column-properties fo:break-before="auto" style:column-width="3.512cm"/>
    </style:style>
    <style:style style:name="co42" style:family="table-column">
      <style:table-column-properties fo:break-before="auto" style:column-width="2.505cm"/>
    </style:style>
    <style:style style:name="co43" style:family="table-column">
      <style:table-column-properties fo:break-before="auto" style:column-width="3.376cm"/>
    </style:style>
    <style:style style:name="co44" style:family="table-column">
      <style:table-column-properties fo:break-before="auto" style:column-width="1.85cm"/>
    </style:style>
    <style:style style:name="co45" style:family="table-column">
      <style:table-column-properties fo:break-before="auto" style:column-width="3.731cm"/>
    </style:style>
    <style:style style:name="co46" style:family="table-column">
      <style:table-column-properties fo:break-before="auto" style:column-width="1.905cm"/>
    </style:style>
    <style:style style:name="co47" style:family="table-column">
      <style:table-column-properties fo:break-before="auto" style:column-width="2.073cm"/>
    </style:style>
    <style:style style:name="co48" style:family="table-column">
      <style:table-column-properties fo:break-before="auto" style:column-width="2.06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2" style:family="table-cell" style:parent-style-name="Default">
      <style:text-properties fo:font-weight="bold" style:font-weight-asian="bold" style:font-weight-complex="bold"/>
    </style:style>
    <style:style style:name="ce156" style:family="table-cell" style:parent-style-name="Default">
      <style:text-properties fo:font-style="italic" style:font-style-asian="italic" style:font-style-complex="italic"/>
    </style:style>
    <style:style style:name="ce194" style:family="table-cell" style:parent-style-name="Default">
      <style:table-cell-properties fo:border="0.06pt solid #000000"/>
    </style:style>
    <style:style style:name="ce196" style:family="table-cell" style:parent-style-name="Default">
      <style:table-cell-properties fo:background-color="#ffffcc" fo:border="0.06pt solid #000000"/>
    </style:style>
    <style:style style:name="ce274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7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98" style:family="table-cell" style:parent-style-name="Default">
      <style:table-cell-properties fo:background-color="transparent" fo:border="0.06pt solid #000000"/>
    </style:style>
    <style:style style:name="ce279" style:family="table-cell" style:parent-style-name="Default">
      <style:table-cell-properties fo:background-color="#99ccff" fo:border="0.06pt solid #000000"/>
    </style:style>
    <style:style style:name="ce281" style:family="table-cell" style:parent-style-name="Default">
      <style:table-cell-properties fo:background-color="#e6e6e6" fo:border="0.06pt solid #000000"/>
    </style:style>
    <style:style style:name="ce287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ackground-color="#0000ff" fo:border="0.06pt solid #000000"/>
    </style:style>
    <style:style style:name="ce291" style:family="table-cell" style:parent-style-name="Default">
      <style:table-cell-properties fo:background-color="#00ae00" fo:border="0.06pt solid #000000"/>
    </style:style>
    <style:style style:name="ce292" style:family="table-cell" style:parent-style-name="Default">
      <style:table-cell-properties fo:background-color="#ff8080" fo:border="0.06pt solid #000000"/>
    </style:style>
    <style:style style:name="ce293" style:family="table-cell" style:parent-style-name="Default">
      <style:table-cell-properties fo:background-color="#ffff00" fo:border="0.06pt solid #000000"/>
    </style:style>
    <style:style style:name="ce294" style:family="table-cell" style:parent-style-name="Default">
      <style:table-cell-properties fo:background-color="#ff9966" fo:border="0.06pt solid #000000"/>
    </style:style>
    <style:style style:name="ce295" style:family="table-cell" style:parent-style-name="Default">
      <style:table-cell-properties fo:background-color="#9966cc" fo:border="0.06pt solid #000000"/>
    </style:style>
    <style:style style:name="ce30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e6e6ff" fo:border="0.06pt solid #000000"/>
    </style:style>
    <style:style style:name="ce302" style:family="table-cell" style:parent-style-name="Default">
      <style:table-cell-properties fo:background-color="#e6e6ff" fo:border="0.99pt solid #000000"/>
    </style:style>
    <style:style style:name="ce307" style:family="table-cell" style:parent-style-name="Default">
      <style:table-cell-properties fo:background-color="#c2d2f9" fo:border="0.06pt solid #000000"/>
    </style:style>
    <style:style style:name="ce36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2" style:family="table-cell" style:parent-style-name="Default">
      <style:table-cell-properties style:shrink-to-fit="true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5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65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0" style:family="table-cell" style:parent-style-name="Default">
      <style:table-cell-properties fo:background-color="#ffffcc" fo:border="0.06pt solid #000000"/>
    </style:style>
    <style:style style:name="ce7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2" style:family="table-cell" style:parent-style-name="Default">
      <style:table-cell-properties fo:background-color="transparent" fo:border="0.06pt solid #000000"/>
    </style:style>
    <style:style style:name="ce73" style:family="table-cell" style:parent-style-name="Default">
      <style:table-cell-properties fo:background-color="#e6e6e6" fo:border="0.06pt solid #000000"/>
    </style:style>
    <style:style style:name="ce74" style:family="table-cell" style:parent-style-name="Default">
      <style:table-cell-properties fo:background-color="#cccccc" fo:border="0.06pt solid #000000"/>
    </style:style>
    <style:style style:name="ce75" style:family="table-cell" style:parent-style-name="Default">
      <style:table-cell-properties fo:background-color="#0000ff" fo:border="0.06pt solid #000000"/>
    </style:style>
    <style:style style:name="ce76" style:family="table-cell" style:parent-style-name="Default">
      <style:table-cell-properties fo:background-color="#99ccff" fo:border="0.06pt solid #000000"/>
    </style:style>
    <style:style style:name="ce77" style:family="table-cell" style:parent-style-name="Default">
      <style:table-cell-properties fo:background-color="#00ae00" fo:border="0.06pt solid #000000"/>
    </style:style>
    <style:style style:name="ce78" style:family="table-cell" style:parent-style-name="Default">
      <style:table-cell-properties fo:background-color="#ff8080" fo:border="0.06pt solid #000000"/>
    </style:style>
    <style:style style:name="ce79" style:family="table-cell" style:parent-style-name="Default">
      <style:table-cell-properties fo:background-color="#ffff00" fo:border="0.06pt solid #000000"/>
    </style:style>
    <style:style style:name="ce80" style:family="table-cell" style:parent-style-name="Default">
      <style:table-cell-properties fo:background-color="#ff9966" fo:border="0.06pt solid #000000"/>
    </style:style>
    <style:style style:name="ce81" style:family="table-cell" style:parent-style-name="Default">
      <style:table-cell-properties fo:background-color="#9966cc" fo:border="0.06pt solid #000000"/>
    </style:style>
    <style:style style:name="ce8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6e6ff" fo:border="0.06pt solid #000000"/>
    </style:style>
    <style:style style:name="ce84" style:family="table-cell" style:parent-style-name="Default">
      <style:table-cell-properties fo:background-color="#e6e6ff" fo:border="0.99pt solid #000000"/>
    </style:style>
    <style:style style:name="ce85" style:family="table-cell" style:parent-style-name="Default">
      <style:table-cell-properties fo:background-color="#c2d2f9" fo:border="0.06pt solid #000000"/>
    </style:style>
    <style:style style:name="ce3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c2d2f9" fo:border="0.99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fo:border="0.99pt solid #000000" style:shrink-to-fit="true"/>
    </style:style>
    <style:style style:name="ce89" style:family="table-cell" style:parent-style-name="Default">
      <style:table-cell-properties fo:border="0.99pt solid #000000" style:shrink-to-fit="true"/>
    </style:style>
    <style:style style:name="ce90" style:family="table-cell" style:parent-style-name="Default">
      <style:table-cell-properties fo:background-color="transparent" fo:border="0.99pt solid #000000" style:shrink-to-fit="true"/>
    </style:style>
    <style:style style:name="ce91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</style:style>
    <style:style style:name="ce55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transparent" fo:border="0.99pt solid #000000" style:shrink-to-fit="true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0.99pt solid #000000"/>
    </style:style>
    <style:style style:name="ce58" style:family="table-cell" style:parent-style-name="Default">
      <style:table-cell-properties fo:background-color="transparent" fo:border="0.99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border="0.99pt soli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>
      <style:table-cell-properties fo:background-color="transparent" fo:border="0.99pt solid #000000" style:shrink-to-fit="true"/>
      <style:text-properties fo:font-style="italic" style:font-style-asian="italic" style:font-style-complex="italic"/>
    </style:style>
    <style:style style:name="ce61" style:family="table-cell" style:parent-style-name="Default">
      <style:table-cell-properties fo:background-color="transparent" fo:border="0.99pt solid #000000"/>
      <style:text-properties fo:font-style="italic" style:font-style-asian="italic" style:font-style-complex="italic"/>
    </style:style>
    <style:style style:name="ce399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transparent" fo:border="0.99pt solid #000000" style:shrink-to-fit="false"/>
    </style:style>
    <style:style style:name="ce64" style:family="table-cell" style:parent-style-name="Default">
      <style:table-cell-properties fo:border="0.99pt solid #000000" style:shrink-to-fit="false"/>
    </style:style>
    <style:style style:name="ce403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fo:border="0.99pt solid #000000"/>
    </style:style>
    <style:style style:name="ce405" style:family="table-cell" style:parent-style-name="Default">
      <style:table-cell-properties fo:background-color="#d5e0fc"/>
    </style:style>
    <style:style style:name="ce135" style:family="table-cell" style:parent-style-name="Default">
      <style:table-cell-properties fo:border="0.74pt solid #000000" style:shrink-to-fit="true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30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10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34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3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13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340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15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341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8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8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1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2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0" style:family="table-cell" style:parent-style-name="Default">
      <style:table-cell-properties fo:background-color="#e6e6ff" fo:border="0.74pt solid #000000" style:shrink-to-fit="true"/>
      <style:text-properties fo:font-weight="bold" style:font-weight-asian="bold" style:font-weight-complex="bold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Inputs.A1">
          <table:error-message table:message-type="stop" table:display="true">
            <text:p>Please enter an integer between 0 and 99.</text:p>
          </table:error-message>
        </table:content-validation>
        <table:content-validation table:name="val7" table:condition="of:cell-content-is-in-list([$Results.$A$2:$Results.$A$100])" table:allow-empty-cell="true" table:display-list="unsorted" table:base-cell-address="'Details Template'.D2"/>
        <table:content-validation table:name="val8" table:condition="of:cell-content-is-in-list([.A$2:.$A$100000])" table:allow-empty-cell="false" table:display-list="unsorted" table:base-cell-address="'Details Template'.E2"/>
        <table:content-validation table:name="val9" table:condition="of:cell-content-is-in-list([.C$2:.$C$100000])" table:allow-empty-cell="true" table:display-list="unsorted" table:base-cell-address="'Details Template'.F2">
          <table:error-message table:message-type="stop" table:display="true"/>
        </table:content-validation>
        <table:content-validation table:name="val10" table:condition="of:cell-content-is-in-list([$Results.$A$2:$Results.$A$100])" table:allow-empty-cell="true" table:display-list="unsorted" table:base-cell-address="'Details Template'.G2"/>
        <table:content-validation table:name="val11" table:condition="of:cell-content-is-in-list([.A$2:.$A$100000])" table:allow-empty-cell="true" table:display-list="sort-ascending" table:base-cell-address="'Details Template'.H2"/>
        <table:content-validation table:name="val12" table:condition="of:cell-content-is-in-list([.C$2:.$C$100000])" table:allow-empty-cell="true" table:display-list="unsorted" table:base-cell-address="'Details Template'.I2">
          <table:error-message table:message-type="stop" table:display="true"/>
        </table:content-validation>
        <table:content-validation table:name="val13" table:condition="of:cell-content-is-in-list([$Results.$A$2:$Results.$A$100])" table:allow-empty-cell="true" table:display-list="unsorted" table:base-cell-address="'Details Template'.J2"/>
        <table:content-validation table:name="val14" table:condition="of:cell-content-is-in-list([.A$2:.$A$100000])" table:allow-empty-cell="false" table:display-list="unsorted" table:base-cell-address="'Details Template'.K2"/>
        <table:content-validation table:name="val15" table:condition="of:cell-content-is-in-list([.C$2:.$C$100000])" table:allow-empty-cell="true" table:display-list="unsorted" table:base-cell-address="'Details Template'.L2">
          <table:error-message table:message-type="stop" table:display="true"/>
        </table:content-validation>
        <table:content-validation table:name="val16" table:condition="of:cell-content-is-in-list([$Results.$A$2:$Results.$A$100])" table:allow-empty-cell="true" table:display-list="unsorted" table:base-cell-address="'Details Template'.M2"/>
        <table:content-validation table:name="val17" table:condition="of:cell-content-is-in-list([.A$2:.$A$100000])" table:allow-empty-cell="false" table:display-list="unsorted" table:base-cell-address="'Details Template'.N2"/>
        <table:content-validation table:name="val18" table:condition="of:cell-content-is-in-list([.C$2:.$C$100000])" table:allow-empty-cell="true" table:display-list="unsorted" table:base-cell-address="'Details Template'.O2">
          <table:error-message table:message-type="stop" table:display="true"/>
        </table:content-validation>
        <table:content-validation table:name="val19" table:condition="of:cell-content-is-in-list([$Results.$A$2:$Results.$A$100])" table:allow-empty-cell="true" table:display-list="unsorted" table:base-cell-address="'Details Template'.P2"/>
        <table:content-validation table:name="val20" table:condition="of:cell-content-is-in-list([.A$2:.$A$100000])" table:allow-empty-cell="false" table:display-list="unsorted" table:base-cell-address="'Details Template'.Q2"/>
        <table:content-validation table:name="val21" table:condition="of:cell-content-is-in-list([.C$2:.$C$100000])" table:allow-empty-cell="true" table:display-list="unsorted" table:base-cell-address="'Details Template'.R2">
          <table:error-message table:message-type="stop" table:display="true"/>
        </table:content-validation>
        <table:content-validation table:name="val22" table:condition="of:cell-content-is-in-list([$Results.$A$2:$Results.$A$100])" table:allow-empty-cell="true" table:display-list="unsorted" table:base-cell-address="'Details Template'.S2"/>
        <table:content-validation table:name="val23" table:condition="of:cell-content-is-in-list([.A$2:.$A$100000])" table:allow-empty-cell="false" table:display-list="unsorted" table:base-cell-address="'Details Template'.T2"/>
        <table:content-validation table:name="val24" table:condition="of:cell-content-is-in-list([.C$2:.$C$100000])" table:allow-empty-cell="true" table:display-list="unsorted" table:base-cell-address="'Details Template'.U2">
          <table:error-message table:message-type="stop" table:display="true"/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27" table:default-cell-style-name="ce38"/>
        <table:table-column table:style-name="co28" table:default-cell-style-name="ce38"/>
        <table:table-column table:style-name="co29" table:default-cell-style-name="ce3"/>
        <table:table-column table:style-name="co30" table:default-cell-style-name="ce3"/>
        <table:table-column table:style-name="co31" table:default-cell-style-name="ce10"/>
        <table:table-column table:style-name="co32" table:default-cell-style-name="ce3"/>
        <table:table-column table:style-name="co33" table:default-cell-style-name="ce3"/>
        <table:table-column table:style-name="co34" table:default-cell-style-name="ce12"/>
        <table:table-column table:style-name="co35" table:default-cell-style-name="ce12"/>
        <table:table-column table:style-name="co36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36" table:content-validation-name="val1" office:value-type="string" calcext:value-type="string">
            <text:p><text:s text:c="2"/>Generate / Refresh Overview:</text:p>
          </table:table-cell>
          <table:table-cell table:style-name="ce36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36"/>
          <table:table-cell table:style-name="ce13" table:content-validation-name="val4"/>
          <table:table-cell table:style-name="ce36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37" table:content-validation-name="val1" office:value-type="string" calcext:value-type="string">
            <text:p>View</text:p>
          </table:table-cell>
          <table:table-cell table:style-name="ce37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14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7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0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0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9"/>
        <table:table-column table:style-name="co16" table:default-cell-style-name="ce67"/>
        <table:table-column table:style-name="co11" table:number-columns-repeated="2" table:default-cell-style-name="Default"/>
        <table:table-row table:style-name="ro2">
          <table:table-cell table:style-name="ce65" office:value-type="string" calcext:value-type="string">
            <text:p>Input List</text:p>
          </table:table-cell>
          <table:table-cell table:style-name="ce65" office:value-type="string" calcext:value-type="string">
            <text:p>Input Name</text:p>
          </table:table-cell>
          <table:table-cell table:style-name="ce65" office:value-type="string" calcext:value-type="string">
            <text:p>Button</text:p>
          </table:table-cell>
          <table:table-cell table:style-name="ce68" office:value-type="string" calcext:value-type="string">
            <text:p>Group</text:p>
          </table:table-cell>
          <table:table-cell table:style-name="ce65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70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"/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6"/>
          <table:table-cell table:style-name="ce47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6"/>
          <table:table-cell table:style-name="ce4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50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71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6"/>
          <table:table-cell table:style-name="ce50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17" table:default-cell-style-name="ce67"/>
        <table:table-column table:style-name="co18" table:default-cell-style-name="ce67"/>
        <table:table-column table:style-name="co19" table:default-cell-style-name="ce67"/>
        <table:table-column table:style-name="co20" table:default-cell-style-name="ce67"/>
        <table:table-column table:style-name="co21" table:default-cell-style-name="ce67"/>
        <table:table-column table:style-name="co11" table:default-cell-style-name="ce67"/>
        <table:table-row table:style-name="ro2">
          <table:table-cell table:style-name="ce65" office:value-type="string" calcext:value-type="string">
            <text:p>Short Name</text:p>
          </table:table-cell>
          <table:table-cell table:style-name="ce65" office:value-type="string" calcext:value-type="string">
            <text:p>Full Name</text:p>
          </table:table-cell>
          <table:table-cell table:style-name="ce65" office:value-type="string" calcext:value-type="string">
            <text:p>Color</text:p>
          </table:table-cell>
          <table:table-cell table:style-name="ce65" office:value-type="string" calcext:value-type="string">
            <text:p>Notes 1</text:p>
          </table:table-cell>
          <table:table-cell table:style-name="ce65" office:value-type="string" calcext:value-type="string">
            <text:p>Filters</text:p>
          </table:table-cell>
          <table:table-cell table:style-name="ce65" office:value-type="string" calcext:value-type="string">
            <text:p>Operators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sults" table:style-name="ta1">
        <table:table-column table:style-name="co22" table:default-cell-style-name="ce67"/>
        <table:table-column table:style-name="co19" table:default-cell-style-name="ce67"/>
        <table:table-column table:style-name="co23" table:default-cell-style-name="ce67"/>
        <table:table-column table:style-name="co24" table:default-cell-style-name="ce67"/>
        <table:table-row table:style-name="ro2">
          <table:table-cell table:style-name="ce65" office:value-type="string" calcext:value-type="string">
            <text:p>List of Results:</text:p>
          </table:table-cell>
          <table:table-cell table:style-name="ce65" office:value-type="string" calcext:value-type="string">
            <text:p>Color</text:p>
          </table:table-cell>
          <table:table-cell table:number-columns-repeated="2" table:style-name="ce65" office:value-type="string" calcext:value-type="string">
            <text:p>Explanation for the user:</text:p>
          </table:table-cell>
        </table:table-row>
        <table:table-row table:style-name="ro2">
          <table:table-cell table:style-name="ce72" office:value-type="string" calcext:value-type="string">
            <text:p>Undecided</text:p>
          </table:table-cell>
          <table:table-cell table:style-name="ce72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72" office:value-type="string" calcext:value-type="string">
            <text:p>No effect</text:p>
          </table:table-cell>
          <table:table-cell table:style-name="ce73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72" office:value-type="string" calcext:value-type="string">
            <text:p>Impossible?</text:p>
          </table:table-cell>
          <table:table-cell table:style-name="ce74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72" office:value-type="string" calcext:value-type="string">
            <text:p>Prereq</text:p>
          </table:table-cell>
          <table:table-cell table:style-name="ce75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72" office:value-type="string" calcext:value-type="string">
            <text:p>Mutual</text:p>
          </table:table-cell>
          <table:table-cell table:style-name="ce76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72" office:value-type="string" calcext:value-type="string">
            <text:p>Special</text:p>
          </table:table-cell>
          <table:table-cell table:style-name="ce77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78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72" office:value-type="string" calcext:value-type="string">
            <text:p>Buffers</text:p>
          </table:table-cell>
          <table:table-cell table:style-name="ce79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72" office:value-type="string" calcext:value-type="string">
            <text:p>Follows</text:p>
          </table:table-cell>
          <table:table-cell table:style-name="ce80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72" office:value-type="string" calcext:value-type="string">
            <text:p>???</text:p>
          </table:table-cell>
          <table:table-cell table:style-name="ce81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72" office:value-type="string" calcext:value-type="string">
            <text:p>---</text:p>
          </table:table-cell>
          <table:table-cell table:style-name="ce72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82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25" table:default-cell-style-name="Default"/>
        <table:table-column table:style-name="co26" table:default-cell-style-name="Default"/>
        <table:table-column table:style-name="co11" table:number-columns-repeated="10" table:default-cell-style-name="Default"/>
        <table:table-row table:style-name="ro2">
          <table:table-cell table:style-name="ce47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83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84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85"/>
          <table:table-cell table:number-columns-repeated="10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(Options are not used yet in this version.)</text:p>
          </table:table-cell>
          <table:table-cell table:number-columns-repeated="11"/>
        </table:table-row>
        <table:table-row table:style-name="ro2" table:number-rows-repeated="17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 and Kazhuu</text:p>
          </table:table-cell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2" svg:width="3.81cm" svg:height="0.61cm" svg:x="3.94cm" svg:y="0.127cm" draw:control="control2"/>
          <draw:control draw:z-index="1" draw:text-style-name="P2" svg:width="3.302cm" svg:height="0.61cm" svg:x="0.203cm" svg:y="0.127cm" draw:control="control3"/>
        </table:shapes>
        <table:table-column table:style-name="co37" table:default-cell-style-name="ce89"/>
        <table:table-column table:style-name="co38" table:default-cell-style-name="ce93"/>
        <table:table-column table:style-name="co31" table:default-cell-style-name="ce93"/>
        <table:table-column table:style-name="co19" table:default-cell-style-name="ce93"/>
        <table:table-column table:style-name="co39" table:default-cell-style-name="ce93"/>
        <table:table-column table:style-name="co40" table:number-columns-repeated="3" table:default-cell-style-name="ce90"/>
        <table:table-column table:style-name="co11" table:number-columns-repeated="9" table:default-cell-style-name="ce90"/>
        <table:table-column table:style-name="co11" table:number-columns-repeated="865" table:default-cell-style-name="ce89"/>
        <table:table-column table:style-name="co11" table:number-columns-repeated="142" table:default-cell-style-name="ce66"/>
        <table:table-row table:style-name="ro3">
          <table:table-cell table:style-name="ce387"/>
          <table:table-cell table:style-name="ce91"/>
          <table:table-cell table:style-name="ce387"/>
          <table:table-cell table:style-name="ce91" table:content-validation-name="val4"/>
          <table:table-cell table:style-name="ce91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2">
          <table:table-cell table:style-name="ce87" table:content-validation-name="val5" office:value-type="string" calcext:value-type="string">
            <text:p>Action Name</text:p>
          </table:table-cell>
          <table:table-cell table:style-name="ce92" office:value-type="string" calcext:value-type="string">
            <text:p>Hit</text:p>
          </table:table-cell>
          <table:table-cell table:style-name="ce92" office:value-type="string" calcext:value-type="string">
            <text:p>Frames</text:p>
          </table:table-cell>
          <table:table-cell table:style-name="ce92" table:content-validation-name="val6" office:value-type="string" calcext:value-type="string">
            <text:p>Phase</text:p>
          </table:table-cell>
          <table:table-cell table:style-name="ce55" office:value-type="string" calcext:value-type="string">
            <text:p>DEF</text:p>
          </table:table-cell>
          <table:table-cell table:style-name="ce87" office:value-type="string" calcext:value-type="string">
            <text:p>Notes 1</text:p>
          </table:table-cell>
          <table:table-cell table:style-name="ce87" office:value-type="string" calcext:value-type="string">
            <text:p>Notes 2</text:p>
          </table:table-cell>
          <table:table-cell table:style-name="ce87" office:value-type="string" calcext:value-type="string">
            <text:p>Notes 3</text:p>
          </table:table-cell>
          <table:table-cell table:style-name="ce63" table:number-columns-repeated="9"/>
          <table:table-cell table:style-name="ce64" table:number-columns-repeated="865"/>
          <table:table-cell table:number-columns-repeated="142"/>
        </table:table-row>
        <table:table-row table:style-name="ro2">
          <table:table-cell table:style-name="ce48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90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90" table:content-validation-name="val5"/>
          <table:table-cell table:number-columns-repeated="2"/>
          <table:table-cell table:content-validation-name="val6"/>
          <table:table-cell/>
          <table:table-cell table:style-name="ce56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8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0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table:table-column table:style-name="co41" table:default-cell-style-name="ce38"/>
        <table:table-column table:style-name="co42" table:default-cell-style-name="ce38"/>
        <table:table-column table:style-name="co43" table:default-cell-style-name="ce38"/>
        <table:table-column table:style-name="co44" table:default-cell-style-name="ce12"/>
        <table:table-column table:style-name="co45" table:default-cell-style-name="ce12"/>
        <table:table-column table:style-name="co44" table:number-columns-repeated="2" table:default-cell-style-name="ce12"/>
        <table:table-column table:style-name="co45" table:default-cell-style-name="ce12"/>
        <table:table-column table:style-name="co44" table:number-columns-repeated="2" table:default-cell-style-name="ce12"/>
        <table:table-column table:style-name="co45" table:default-cell-style-name="ce12"/>
        <table:table-column table:style-name="co46" table:number-columns-repeated="2" table:default-cell-style-name="ce12"/>
        <table:table-column table:style-name="co45" table:default-cell-style-name="ce12"/>
        <table:table-column table:style-name="co44" table:number-columns-repeated="2" table:default-cell-style-name="ce12"/>
        <table:table-column table:style-name="co18" table:default-cell-style-name="ce12"/>
        <table:table-column table:style-name="co47" table:number-columns-repeated="2" table:default-cell-style-name="ce12"/>
        <table:table-column table:style-name="co18" table:default-cell-style-name="ce12"/>
        <table:table-column table:style-name="co48" table:default-cell-style-name="ce12"/>
        <table:table-column table:style-name="co34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37" office:value-type="string" calcext:value-type="string">
            <text:p>Action Name</text:p>
          </table:table-cell>
          <table:table-cell table:style-name="ce37" office:value-type="string" calcext:value-type="string">
            <text:p>Modifiers</text:p>
          </table:table-cell>
          <table:table-cell table:style-name="ce37" office:value-type="string" calcext:value-type="string">
            <text:p>Input to Compare</text:p>
          </table:table-cell>
          <table:table-cell table:style-name="ce54" table:content-validation-name="val7"/>
          <table:table-cell table:style-name="ce110" table:content-validation-name="val8" office:value-type="string" calcext:value-type="string">
            <text:p>&gt; Phase 0 result</text:p>
          </table:table-cell>
          <table:table-cell table:style-name="ce110" table:content-validation-name="val9"/>
          <table:table-cell table:style-name="ce113" table:content-validation-name="val10"/>
          <table:table-cell table:style-name="ce115" table:content-validation-name="val11" office:value-type="string" calcext:value-type="string">
            <text:p>&gt; Phase 1 result</text:p>
          </table:table-cell>
          <table:table-cell table:style-name="ce115" table:content-validation-name="val12"/>
          <table:table-cell table:style-name="ce113" table:content-validation-name="val13"/>
          <table:table-cell table:style-name="ce115" table:content-validation-name="val14" office:value-type="string" calcext:value-type="string">
            <text:p>&gt; Phase 2 result</text:p>
          </table:table-cell>
          <table:table-cell table:style-name="ce115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&gt; Phase 3 result</text:p>
          </table:table-cell>
          <table:table-cell table:style-name="ce115" table:content-validation-name="val18"/>
          <table:table-cell table:style-name="ce113" table:content-validation-name="val19"/>
          <table:table-cell table:style-name="ce115" table:content-validation-name="val20" office:value-type="string" calcext:value-type="string">
            <text:p>&gt; Phase 4 result</text:p>
          </table:table-cell>
          <table:table-cell table:style-name="ce115" table:content-validation-name="val21"/>
          <table:table-cell table:style-name="ce113" table:content-validation-name="val22"/>
          <table:table-cell table:style-name="ce115" table:content-validation-name="val23" office:value-type="string" calcext:value-type="string">
            <text:p>&gt; Phase 5 result</text:p>
          </table:table-cell>
          <table:table-cell table:style-name="ce115" table:content-validation-name="val24"/>
          <table:table-cell table:style-name="ce130" table:content-validation-name="val1" office:value-type="string" calcext:value-type="string">
            <text:p>Notes 1</text:p>
          </table:table-cell>
          <table:table-cell table:style-name="ce130" office:value-type="string" calcext:value-type="string">
            <text:p>Notes 2</text:p>
          </table:table-cell>
          <table:table-cell table:style-name="ce130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 table:number-rows-repeated="100">
          <table:table-cell table:style-name="ce135" table:content-validation-name="val5" table:number-columns-repeated="3"/>
          <table:table-cell table:style-name="ce303" table:content-validation-name="val7"/>
          <table:table-cell table:style-name="ce344" table:content-validation-name="val8"/>
          <table:table-cell table:style-name="ce339" table:content-validation-name="val9"/>
          <table:table-cell table:style-name="ce340" table:content-validation-name="val10"/>
          <table:table-cell table:style-name="ce341" table:content-validation-name="val11"/>
          <table:table-cell table:style-name="ce343" table:content-validation-name="val12"/>
          <table:table-cell table:style-name="ce345" table:content-validation-name="val13"/>
          <table:table-cell table:style-name="ce348" table:content-validation-name="val14"/>
          <table:table-cell table:style-name="ce349" table:content-validation-name="val15"/>
          <table:table-cell table:style-name="ce353" table:content-validation-name="val16"/>
          <table:table-cell table:style-name="ce355" table:content-validation-name="val17"/>
          <table:table-cell table:style-name="ce358" table:content-validation-name="val18"/>
          <table:table-cell table:style-name="ce359" table:content-validation-name="val19"/>
          <table:table-cell table:style-name="ce361" table:content-validation-name="val20"/>
          <table:table-cell table:style-name="ce362" table:content-validation-name="val21"/>
          <table:table-cell table:style-name="ce363" table:content-validation-name="val22"/>
          <table:table-cell table:style-name="ce364" table:content-validation-name="val23"/>
          <table:table-cell table:style-name="ce365" table:content-validation-name="val24"/>
          <table:table-cell table:content-validation-name="val1"/>
          <table:table-cell table:number-columns-repeated="876"/>
        </table:table-row>
        <table:table-row table:style-name="ro2" table:number-rows-repeated="99899">
          <table:table-cell table:number-columns-repeated="3"/>
          <table:table-cell table:style-name="ce303" table:content-validation-name="val7"/>
          <table:table-cell table:style-name="ce344" table:content-validation-name="val8"/>
          <table:table-cell table:style-name="ce339" table:content-validation-name="val9"/>
          <table:table-cell table:style-name="ce340" table:content-validation-name="val10"/>
          <table:table-cell table:style-name="ce341" table:content-validation-name="val11"/>
          <table:table-cell table:style-name="ce343" table:content-validation-name="val12"/>
          <table:table-cell table:style-name="ce345" table:content-validation-name="val13"/>
          <table:table-cell table:style-name="ce348" table:content-validation-name="val14"/>
          <table:table-cell table:style-name="ce349" table:content-validation-name="val15"/>
          <table:table-cell table:style-name="ce353" table:content-validation-name="val16"/>
          <table:table-cell table:style-name="ce355" table:content-validation-name="val17"/>
          <table:table-cell table:style-name="ce358" table:content-validation-name="val18"/>
          <table:table-cell table:style-name="ce359" table:content-validation-name="val19"/>
          <table:table-cell table:style-name="ce361" table:content-validation-name="val20"/>
          <table:table-cell table:style-name="ce362" table:content-validation-name="val21"/>
          <table:table-cell table:style-name="ce363" table:content-validation-name="val22"/>
          <table:table-cell table:style-name="ce364" table:content-validation-name="val23"/>
          <table:table-cell table:style-name="ce365" table:content-validation-name="val24"/>
          <table:table-cell table:content-validation-name="val1"/>
          <table:table-cell table:number-columns-repeated="876"/>
        </table:table-row>
        <table:table-row table:style-name="ro2" table:number-rows-repeated="948575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calcext:conditional-formats>
          <calcext:conditional-format calcext:target-range-address="'Details Template'.D2:'Details Template'.U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.00.0000</text:date>, <text:time style:data-style-name="N2" text:time-value="17:11:18.6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5-17T17:11:38.997000000</dc:date>
    <meta:editing-duration>P7DT1H1M1S</meta:editing-duration>
    <meta:editing-cycles>1192</meta:editing-cycles>
    <meta:generator>LibreOffice/6.3.5.2$Windows_X86_64 LibreOffice_project/dd0751754f11728f69b42ee2af66670068624673</meta:generator>
    <meta:document-statistic meta:table-count="7" meta:cell-count="112" meta:object-count="3"/>
  </office:meta>
</office:document-meta>
</file>